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780000045E92688135.png" manifest:media-type="image/png"/>
  <manifest:file-entry manifest:full-path="Pictures/10000201000007FF000002B55C7C9D4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Arial3" svg:font-family="Arial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506cm"/>
    </style:style>
    <style:style style:name="pr4" style:family="presentation" style:parent-style-name="UPF-master-outline1">
      <style:graphic-properties fo:min-height="11.93cm"/>
    </style:style>
    <style:style style:name="pr5" style:family="presentation" style:parent-style-name="UPF-master-notes">
      <style:graphic-properties draw:fill-color="#ffffff" draw:auto-grow-height="true" fo:min-height="13.364cm"/>
    </style:style>
    <style:style style:name="pr6" style:family="presentation" style:parent-style-name="UPF-master-title">
      <style:graphic-properties draw:auto-grow-height="true" fo:min-height="3.18cm"/>
    </style:style>
    <style:style style:name="pr7" style:family="presentation" style:parent-style-name="UPF-master-outline1">
      <style:graphic-properties fo:min-height="10.799cm"/>
    </style:style>
    <style:style style:name="pr8" style:family="presentation" style:parent-style-name="UPF-master-notes">
      <style:graphic-properties draw:fill-color="#ffffff" fo:min-height="12.792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weight="normal" style:font-weight-asian="normal" style:font-weight-complex="normal"/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6" style:family="paragraph">
      <style:text-properties fo:font-size="26.8999996185303pt"/>
    </style:style>
    <style:style style:name="P7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67cm" svg:y="1.539cm" presentation:class="title" presentation:user-transformed="true">
          <draw:text-box>
            <text:p text:style-name="P1"><text:span text:style-name="T1">Beyond Audio Signal Processing in</text:span><text:span text:style-name="T1"><text:line-break/></text:span><text:span text:style-name="T1"> Music Applications</text:span></text:p>
          </draw:text-box>
        </draw:frame>
        <draw:custom-shape draw:name="Text Box 2" draw:style-name="gr1" draw:text-style-name="P5" draw:layer="layout" svg:width="15.451cm" svg:height="5.582cm" svg:x="5.615cm" svg:y="11.725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5.199cm" svg:height="3.506cm" svg:x="0.7cm" svg:y="0.337cm" presentation:class="title" presentation:user-transformed="true">
          <draw:text-box>
            <text:p>Index</text:p>
          </draw:text-box>
        </draw:frame>
        <draw:frame presentation:style-name="pr4" draw:layer="layout" svg:width="21.46cm" svg:height="12.18cm" svg:x="1.4cm" svg:y="3.914cm" presentation:class="outline" presentation:user-transformed="true">
          <draw:text-box>
            <text:list text:style-name="L3">
              <text:list-item>
                <text:p>Spectral-based sound model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254cm" presentation:class="title" presentation:user-transformed="true">
          <draw:text-box>
            <text:p>References</text:p>
          </draw:text-box>
        </draw:frame>
        <draw:frame presentation:style-name="pr7" draw:text-style-name="P7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4"><text:a xlink:href="http://essentia.upf.edu/" xlink:type="simple">http://essentia.upf.edu</text:a></text:span></text:p>
              </text:list-item>
              <text:list-item>
                <text:p><text:span text:style-name="T4">http://en.wikipedia.org/wiki/Music_information_retrieval</text:span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8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Arial3" svg:font-family="Arial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fill-image draw:name="Bitmape_20_2" draw:display-name="Bitmape 2" xlink:href="Pictures/10000201000007FF000002B55C7C9D4E.png" xlink:type="simple" xlink:show="embed" xlink:actuate="onLoad"/>
    <draw:fill-image draw:name="Bitmape_20_5" draw:display-name="Bitmape 5" xlink:href="Pictures/10000201000005780000045E92688135.pn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seño_20_personalizado-background" style:display-name="Diseño personalizado-background" style:family="presentation">
      <style:graphic-properties draw:stroke="none" draw:fill="solid" draw:fill-color="#ffffff"/>
      <style:text-properties style:letter-kerning="true"/>
    </style:style>
    <style:style style:name="Diseño_20_personalizado-backgroundobjects" style:display-name="Diseño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seño_20_personalizado-notes" style:display-name="Diseño personaliz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eño_20_personalizado-outline1" style:display-name="Diseño personalizado-outline1" style:family="presentation">
      <style:graphic-properties draw:stroke="none" draw:fill="none" draw:auto-grow-height="false" draw:fit-to-size="shrink-to-fit">
        <text:list-style style:name="Diseño_20_personalizado-outline1" style:display-name="Diseño 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text-line-through-typ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iseño_20_personalizado-outline2" style:display-name="Diseño personalizado-outline2" style:family="presentation" style:parent-style-name="Diseño_20_personalizado-outline1">
      <style:paragraph-properties fo:margin-top="0cm" fo:margin-bottom="0.4cm" fo:line-height="114%" fo:text-align="start" style:punctuation-wrap="simple"/>
      <style:text-properties fo:color="#2a353a" style:text-line-through-style="none" style:text-line-through-typ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Diseño_20_personalizado-outline3" style:display-name="Diseño personalizado-outline3" style:family="presentation" style:parent-style-name="Diseño_20_personalizado-outline2">
      <style:paragraph-properties fo:margin-top="0cm" fo:margin-bottom="0.3cm" fo:line-height="114%" fo:text-align="start" style:punctuation-wrap="simple"/>
      <style:text-properties fo:color="#2a353a" style:text-line-through-style="none" style:text-line-through-typ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Diseño_20_personalizado-outline4" style:display-name="Diseño personalizado-outline4" style:family="presentation" style:parent-style-name="Diseño_20_personalizado-outline3">
      <style:paragraph-properties fo:margin-top="0cm" fo:margin-bottom="0.2cm" fo:line-height="114%" fo:text-align="start" style:punctuation-wrap="simple"/>
      <style:text-properties fo:color="#2a353a" style:text-line-through-style="none" style:text-line-through-typ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Diseño_20_personalizado-outline5" style:display-name="Diseño personalizado-outline5" style:family="presentation" style:parent-style-name="Diseño_20_personalizado-outline4">
      <style:paragraph-properties fo:margin-top="0cm" fo:margin-bottom="0.1cm"/>
      <style:text-properties fo:font-size="20pt" style:font-size-asian="20pt" style:font-size-complex="20pt"/>
    </style:style>
    <style:style style:name="Diseño_20_personalizado-outline6" style:display-name="Diseño personalizado-outline6" style:family="presentation" style:parent-style-name="Diseño_20_personalizado-outline5">
      <style:paragraph-properties fo:margin-top="0cm" fo:margin-bottom="0.1cm"/>
      <style:text-properties fo:font-size="20pt" style:font-size-asian="20pt" style:font-size-complex="20pt"/>
    </style:style>
    <style:style style:name="Diseño_20_personalizado-outline7" style:display-name="Diseño personalizado-outline7" style:family="presentation" style:parent-style-name="Diseño_20_personalizado-outline6">
      <style:paragraph-properties fo:margin-top="0cm" fo:margin-bottom="0.1cm"/>
      <style:text-properties fo:font-size="20pt" style:font-size-asian="20pt" style:font-size-complex="20pt"/>
    </style:style>
    <style:style style:name="Diseño_20_personalizado-outline8" style:display-name="Diseño personalizado-outline8" style:family="presentation" style:parent-style-name="Diseño_20_personalizado-outline7">
      <style:paragraph-properties fo:margin-top="0cm" fo:margin-bottom="0.1cm"/>
      <style:text-properties fo:font-size="20pt" style:font-size-asian="20pt" style:font-size-complex="20pt"/>
    </style:style>
    <style:style style:name="Diseño_20_personalizado-outline9" style:display-name="Diseño personalizado-outline9" style:family="presentation" style:parent-style-name="Diseño_20_personalizado-outline8">
      <style:paragraph-properties fo:margin-top="0cm" fo:margin-bottom="0.1cm"/>
      <style:text-properties fo:font-size="20pt" style:font-size-asian="20pt" style:font-size-complex="20pt"/>
    </style:style>
    <style:style style:name="Diseño_20_personalizado-subtitle" style:display-name="Diseño personalizado-subtitle" style:family="presentation">
      <style:graphic-properties draw:stroke="none" draw:fill="none" draw:textarea-vertical-align="middle">
        <text:list-style style:name="Diseño_20_personalizado-subtitle" style:display-name="Diseño personaliz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eño_20_personalizado-title" style:display-name="Diseño personalizado-title" style:family="presentation">
      <style:graphic-properties draw:stroke="none" draw:fill="none" draw:textarea-vertical-align="middle">
        <text:list-style style:name="Diseño_20_personalizado-title" style:display-name="Diseño personaliz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text-line-through-typ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114%" fo:text-align="start" style:punctuation-wrap="simple"/>
      <style:text-properties fo:color="#2a353a" style:text-line-through-style="none" style:text-line-through-typ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114%" fo:text-align="start" style:punctuation-wrap="simple"/>
      <style:text-properties fo:color="#2a353a" style:text-line-through-style="none" style:text-line-through-typ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114%" fo:text-align="start" style:punctuation-wrap="simple"/>
      <style:text-properties fo:color="#2a353a" style:text-line-through-style="none" style:text-line-through-typ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text-line-through-typ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114%" fo:text-align="start" style:punctuation-wrap="simple"/>
      <style:text-properties fo:color="#2a353a" style:text-line-through-style="none" style:text-line-through-typ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114%" fo:text-align="start" style:punctuation-wrap="simple"/>
      <style:text-properties fo:color="#2a353a" style:text-line-through-style="none" style:text-line-through-typ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114%" fo:text-align="start" style:punctuation-wrap="simple"/>
      <style:text-properties fo:color="#2a353a" style:text-line-through-style="none" style:text-line-through-typ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text-line-through-typ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114%" fo:text-align="start" style:punctuation-wrap="simple"/>
      <style:text-properties fo:color="#2a353a" style:text-line-through-style="none" style:text-line-through-typ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114%" fo:text-align="start" style:punctuation-wrap="simple"/>
      <style:text-properties fo:color="#2a353a" style:text-line-through-style="none" style:text-line-through-typ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114%" fo:text-align="start" style:punctuation-wrap="simple"/>
      <style:text-properties fo:color="#2a353a" style:text-line-through-style="none" style:text-line-through-typ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solid" draw:fill-color="#800000" draw:textarea-vertical-align="middle" draw:auto-grow-height="false" draw:fit-to-size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0000" draw:stroke-linejoin="round" draw:fill="solid" draw:fill-color="#800000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Diseño_20_personalizad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Diseño_20_personalizad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Diseño_20_personaliz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eño_20_personalizad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ítulo_20_y_20_objetos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421cm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Sólo_20_el_20_títul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1" style:family="presentation" style:parent-style-name="Sólo_20_el_20_títul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2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13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4" style:family="presentation" style:parent-style-name="En_20_blanc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En_20_blanco-backgroundobjects">
      <style:graphic-properties draw:stroke="none" draw:fill="none" draw:fill-color="#ffffff" draw:auto-grow-height="false" fo:min-height="1.421cm"/>
    </style:style>
    <style:style style:name="Mpr16" style:family="presentation" style:parent-style-name="En_20_blanco-backgroundobjects">
      <style:graphic-properties draw:stroke="none" draw:fill="none" draw:fill-color="#ffffff" draw:textarea-vertical-align="bottom" draw:auto-grow-height="false" fo:min-height="1.421cm"/>
    </style:style>
    <style:style style:name="Mpr1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2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95%" fo:text-align="start" style:punctuation-wrap="simple"/>
    </style:style>
    <style:style style:name="MP5" style:family="paragraph">
      <style:paragraph-properties fo:margin-top="0cm" fo:margin-bottom="0cm" fo:line-height="100%" fo:text-align="start" style:punctuation-wrap="hanging"/>
      <style:text-properties fo:font-size="18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.953cm" fo:margin-right="0cm" fo:margin-top="0.212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9" style:family="paragraph">
      <style:paragraph-properties fo:margin-left="2.064cm" fo:margin-right="0cm" fo:margin-top="0.176cm" fo:margin-bottom="0cm" fo:text-indent="-0.793cm">
        <style:tab-stops>
          <style:tab-stop style:position="0cm"/>
        </style:tab-stops>
      </style:paragraph-properties>
    </style:style>
    <style:style style:name="MP10" style:family="paragraph">
      <style:paragraph-properties fo:margin-left="3.175cm" fo:margin-right="0cm" fo:margin-top="0.159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4.445cm" fo:margin-right="0cm" fo:margin-top="0.141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5.715cm" fo:margin-right="0cm" fo:margin-top="0.123cm" fo:margin-bottom="0cm" fo:text-indent="-0.634cm">
        <style:tab-stops>
          <style:tab-stop style:position="0cm"/>
        </style:tab-stops>
      </style:paragraph-properties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0000" style:text-line-through-style="none" style:text-line-through-type="none" style:font-name="Georgia1" fo:font-size="36pt" fo:letter-spacing="normal" fo:font-style="normal" style:text-underline-style="none" fo:font-weight="bold" style:font-name-asian="ＭＳ Ｐゴシック1" style:font-size-asian="36pt" style:font-style-asian="normal" style:font-weight-asian="bold" style:font-name-complex="AR PL ShanHeiSun Uni2" style:font-size-complex="36pt" style:font-style-complex="normal" style:font-weight-complex="bold"/>
    </style:style>
    <style:style style:name="MT3" style:family="text">
      <style:text-properties fo:color="#830100" style:text-line-through-style="none" style:text-line-through-type="none" style:font-name="Georgia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DejaVuSans1" style:font-size-complex="16pt" style:font-style-complex="normal" style:font-weight-complex="normal"/>
    </style:style>
    <style:style style:name="MT4" style:family="text">
      <style:text-properties fo:color="#2a353a" style:text-line-through-style="none" style:text-line-through-type="none" style:font-name="Georgia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MT5" style:family="text">
      <style:text-properties fo:color="#2a353a" style:text-line-through-style="none" style:text-line-through-type="none" style:font-name="Georgia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MT6" style:family="text">
      <style:text-properties fo:color="#2a353a" style:text-line-through-style="none" style:text-line-through-type="none" style:font-name="Georgia1" fo:font-size="18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MT7" style:family="text">
      <style:text-properties fo:color="#2a353a" style:text-line-through-style="none" style:text-line-through-type="none" style:font-name="Georgia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MT8" style:family="text">
      <style:text-properties fo:color="#2a353a" style:text-line-through-style="none" style:text-line-through-type="none" style:font-name="Georgia1" fo:font-size="14pt" fo:letter-spacing="normal" fo:font-style="normal" style:text-underline-style="none" fo:font-weight="normal" style:font-name-asian="AR PL ShanHeiSun Uni2" style:font-size-asian="14pt" style:font-style-asian="normal" style:font-weight-asian="normal" style:font-name-complex="AR PL ShanHeiSun Uni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iseño_20_personalizado" style:display-name="Diseño personalizad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4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2" draw:text-style-name="MP6" draw:layer="backgroundobjects" svg:width="6.009cm" svg:height="0.546cm" svg:x="9.825cm" svg:y="18.314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2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iseño_20_personalizad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iseño_20_personalizado-title" draw:layer="backgroundobjects" svg:width="14.848cm" svg:height="11.136cm" svg:x="3.075cm" svg:y="2.257cm" presentation:class="page"/>
        <draw:frame presentation:style-name="Diseño_20_personaliz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4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5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6" draw:text-style-name="MP3" draw:layer="backgroundobjects" svg:width="22.855cm" svg:height="12.567cm" svg:x="1.27cm" svg:y="4.458cm" presentation:class="outline" presentation:user-transformed="true">
        <draw:text-box>
          <text:list text:style-name="ML4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4">Seventh Outline LevelHaga clic para modificar el estilo de texto del patrón</text:span></text:p>
          <text:p text:style-name="MP9"><text:span text:style-name="MT5">Segundo nivel</text:span></text:p>
          <text:p text:style-name="MP10"><text:span text:style-name="MT6">Tercer nivel</text:span></text:p>
          <text:p text:style-name="MP11"><text:span text:style-name="MT7">Cuarto nivel</text:span></text:p>
          <text:p text:style-name="MP12"><text:span text:style-name="MT8">Quinto nivel</text:span></text:p>
        </draw:text-box>
      </draw:frame>
      <draw:frame draw:name="Rectangle 5" presentation:style-name="Mpr7" draw:text-style-name="MP6" draw:layer="backgroundobjects" svg:width="6.009cm" svg:height="0.546cm" svg:x="9.825cm" svg:y="18.314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7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Título_20_y_20_objetos-title" draw:layer="backgroundobjects" svg:width="14.212cm" svg:height="10.659cm" svg:x="2.753cm" svg:y="2.16cm" presentation:class="page"/>
        <draw:frame presentation:style-name="Título_20_y_20_objetos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4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0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11" draw:text-style-name="MP6" draw:layer="backgroundobjects" svg:width="6.009cm" svg:height="0.546cm" svg:x="9.825cm" svg:y="18.314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1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12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4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5" presentation:style-name="Mpr14" draw:text-style-name="MP6" draw:layer="backgroundobjects" svg:width="6.009cm" svg:height="0.546cm" svg:x="9.825cm" svg:y="18.314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4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212cm" svg:height="10.659cm" svg:x="2.753cm" svg:y="2.16cm" presentation:class="page"/>
        <draw:frame presentation:style-name="En_20_blanco-notes" draw:layer="backgroundobjects" svg:width="15.775cm" svg:height="12.792cm" svg:x="1.972cm" svg:y="13.503cm" presentation:class="notes" presentation:placeholder="true">
          <draw:text-box/>
        </draw:frame>
        <draw:frame presentation:style-name="Mpr15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draw:frame presentation:style-name="Mpr17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13" draw:layer="backgroundobjects" svg:width="8.051cm" svg:height="1.314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7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43cm" svg:height="10.659cm" svg:x="2.887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  <draw:frame presentation:style-name="Mpr18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5.199cm" svg:height="3.506cm" svg:x="1.4cm" svg:y="0.837cm" presentation:class="title" presentation:placeholder="true">
        <draw:text-box/>
      </draw:frame>
      <draw:frame presentation:style-name="UPF-master-outline1" draw:layer="backgroundobjects" svg:width="25.199cm" svg:height="11.049cm" svg:x="1.4cm" svg:y="4.914cm" presentation:class="outline" presentation:placeholder="true">
        <draw:text-box/>
      </draw:frame>
      <draw:frame presentation:style-name="Mpr2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13" draw:layer="backgroundobjects" svg:width="8.875cm" svg:height="1.448cm" svg:x="9.576cm" svg:y="19.131cm" presentation:class="footer">
        <draw:text-box>
          <text:p text:style-name="MP13"><text:span text:style-name="MT1"><presentation:footer/></text:span></text:p>
        </draw:text-box>
      </draw:frame>
      <draw:frame presentation:style-name="Mpr2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19T17:44:21.497785000</dc:date>
    <dc:creator>xavier serra</dc:creator>
    <meta:generator>LibreOffice/4.2.1.1$MacOSX_X86_64 LibreOffice_project/d7dbbd7842e6a58b0f521599204e827654e1fb8b</meta:generator>
    <meta:editing-duration>P1DT1H45M17S</meta:editing-duration>
    <meta:editing-cycles>17</meta:editing-cycles>
    <meta:document-statistic meta:object-count="92"/>
  </office:meta>
</office:document-meta>
</file>